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37cm"/>
    </style:style>
    <style:style style:name="gr2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0.75cm" fo:min-width="9.6cm"/>
    </style:style>
    <style:style style:name="gr3" style:family="graphic" style:parent-style-name="objectwithoutfill">
      <style:graphic-properties draw:fill="none" draw:fill-color="#ffffff" draw:textarea-vertical-align="middle"/>
    </style:style>
    <style:style style:name="gr4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2.25cm" fo:min-width="11.6cm"/>
    </style:style>
    <style:style style:name="gr5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8.05cm" fo:min-width="11.1cm"/>
    </style:style>
    <style:style style:name="gr6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4.05cm" fo:min-width="11.1cm"/>
    </style:style>
    <style:style style:name="gr7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4.75cm" fo:min-width="15.2cm"/>
    </style:style>
    <style:style style:name="gr8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4.05cm" fo:min-width="11.1cm"/>
    </style:style>
    <style:style style:name="gr9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7.35cm" fo:min-width="11.6cm"/>
    </style:style>
    <style:style style:name="gr1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4.95cm" fo:min-width="11.6cm"/>
    </style:style>
    <style:style style:name="gr1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6.65cm" fo:min-width="11.6cm"/>
    </style:style>
    <style:style style:name="gr12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8.75cm" fo:min-width="15.2cm"/>
    </style:style>
    <style:style style:name="P1" style:family="paragraph">
      <style:paragraph-properties fo:margin-left="0cm" fo:margin-right="0cm" fo:margin-top="0.1cm" fo:margin-bottom="0.1cm" fo:line-height="100%" fo:text-align="start" fo:text-indent="0cm"/>
    </style:style>
    <style:style style:name="P2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0.1cm" svg:height="1.187cm" svg:x="-9.3cm" svg:y="27.6cm">
          <draw:text-box>
            <text:p/>
          </draw:text-box>
        </draw:frame>
        <draw:custom-shape draw:style-name="gr2" draw:text-style-name="P2" draw:layer="layout" svg:width="10.1cm" svg:height="11cm" svg:x="1cm" svg:y="1.5cm">
          <text:p text:style-name="P1"><text:span text:style-name="T1">Controller</text:span></text:p>
          <text:p text:style-name="P1"><text:span text:style-name="T1"/></text:p>
          <text:p text:style-name="P1"><text:span text:style-name="T1">private GUI gui</text:span></text:p>
          <text:p text:style-name="P1"><text:span text:style-name="T1">private Highscore highscore</text:span></text:p>
          <text:p text:style-name="P1"><text:span text:style-name="T1">private Kinect kinect</text:span></text:p>
          <text:p text:style-name="P1"><text:span text:style-name="T1">private Universe universe</text:span></text:p>
          <text:p text:style-name="P1"><text:span text:style-name="T1">private Preferences preferences</text:span></text:p>
          <text:p text:style-name="P1"><text:span text:style-name="T1">private Game game</text:span></text:p>
          <text:p text:style-name="P1"><text:span text:style-name="T1"/></text:p>
          <text:p text:style-name="P1"><text:span text:style-name="T1">Controller()</text:span></text:p>
          <text:p text:style-name="P1"><text:span text:style-name="T1">public void new Game()</text:span></text:p>
          <text:p text:style-name="P1"><text:span text:style-name="T1">public void stop Game()</text:span></text:p>
          <text:p text:style-name="P1"><text:span text:style-name="T1">public void setLookandFeel(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2.9cm" svg:x2="11.1cm" svg:y2="2.9cm">
          <text:p/>
        </draw:line>
        <draw:line draw:style-name="gr3" draw:text-style-name="P3" draw:layer="layout" svg:x1="1cm" svg:y1="8.6cm" svg:x2="11.1cm" svg:y2="8.6cm">
          <text:p/>
        </draw:line>
        <draw:custom-shape draw:style-name="gr4" draw:text-style-name="P2" draw:layer="layout" svg:width="12.1cm" svg:height="12.5cm" svg:x="15.9cm" svg:y="1.5cm">
          <text:p text:style-name="P1"><text:span text:style-name="T1">GUI</text:span></text:p>
          <text:p text:style-name="P1"><text:span text:style-name="T1"/></text:p>
          <text:p text:style-name="P1"><text:span text:style-name="T1">private static final long serialVersionUID</text:span></text:p>
          <text:p text:style-name="P1"><text:span text:style-name="T1">private Controller controller</text:span></text:p>
          <text:p text:style-name="P1"><text:span text:style-name="T1">private JPanel settings</text:span></text:p>
          <text:p text:style-name="P1"><text:span text:style-name="T1">private JPanel mainMenu</text:span></text:p>
          <text:p text:style-name="P1"><text:span text:style-name="T1">private Universe universe</text:span></text:p>
          <text:p text:style-name="P1"><text:span text:style-name="T1">private boolean fullscreen</text:span></text:p>
          <text:p text:style-name="P1"><text:span text:style-name="T2">private Rectangle DIMENSIONS</text:span></text:p>
          <text:p text:style-name="P1"><text:span text:style-name="T2"/></text:p>
          <text:p text:style-name="P1"><text:span text:style-name="T1">public GUI(Controller g)</text:span></text:p>
          <text:p text:style-name="P1"><text:span text:style-name="T1">public void startFullscreen()</text:span></text:p>
          <text:p text:style-name="P1"><text:span text:style-name="T1">public void stopFullscreen()</text:span></text:p>
          <text:p text:style-name="P1"><text:span text:style-name="T1">public void pauseUniverse()</text:span></text:p>
          <text:p text:style-name="P1"><text:span text:style-name="T2">private void initialize(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9cm" svg:y1="2.8cm" svg:x2="27.9cm" svg:y2="2.8cm">
          <text:p/>
        </draw:line>
        <draw:line draw:style-name="gr3" draw:text-style-name="P3" draw:layer="layout" svg:x1="15.9cm" svg:y1="9.3cm" svg:x2="28cm" svg:y2="9.3cm">
          <text:p/>
        </draw:line>
        <draw:custom-shape draw:style-name="gr5" draw:text-style-name="P2" draw:layer="layout" svg:width="11.6cm" svg:height="8.3cm" svg:x="32.6cm" svg:y="1.8cm">
          <text:p text:style-name="P1"><text:span text:style-name="T1">Item</text:span></text:p>
          <text:p text:style-name="P1"><text:span text:style-name="T1"/></text:p>
          <text:p text:style-name="P1"><text:span text:style-name="T1">public int x, y, speedX</text:span></text:p>
          <text:p text:style-name="P1"><text:span text:style-name="T2">public double speedY</text:span></text:p>
          <text:p text:style-name="P1"><text:span text:style-name="T2">public Universe universe</text:span></text:p>
          <text:p text:style-name="P1"><text:span text:style-name="T1"/></text:p>
          <text:p text:style-name="P1"><text:span text:style-name="T1">public Item(int x, int y, int speedX, </text:span><text:span text:style-name="T1"><text:line-break/></text:span><text:span text:style-name="T1"><text:tab/></text:span><text:span text:style-name="T1">double speedY, Universe universe)</text:span></text:p>
          <text:p text:style-name="P1"><text:span text:style-name="T1">public void move()</text:span></text:p>
          <text:p text:style-name="P1"><text:span text:style-name="T2">public void paint(Graphics2D g2d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2.6cm" svg:y1="2.9cm" svg:x2="44.2cm" svg:y2="2.9cm">
          <text:p/>
        </draw:line>
        <draw:line draw:style-name="gr3" draw:text-style-name="P3" draw:layer="layout" svg:x1="32.6cm" svg:y1="6.5cm" svg:x2="44.2cm" svg:y2="6.5cm">
          <text:p/>
        </draw:line>
        <draw:custom-shape draw:style-name="gr6" draw:text-style-name="P2" draw:layer="layout" svg:width="11.6cm" svg:height="4.3cm" svg:x="46cm" svg:y="7.9cm">
          <text:p text:style-name="P1"><text:span text:style-name="T1">Fruit extends Item</text:span></text:p>
          <text:p text:style-name="P1"><text:span text:style-name="T1"/></text:p>
          <text:p text:style-name="P1"><text:span text:style-name="T1"/></text:p>
          <text:p text:style-name="P1"><text:span text:style-name="T1">public Fruit(int x, int y, int speedX, </text:span><text:span text:style-name="T1"><text:line-break/></text:span><text:span text:style-name="T1"><text:tab/></text:span><text:span text:style-name="T1">double speedY, Universe universe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6cm" svg:y1="9cm" svg:x2="57.6cm" svg:y2="9cm">
          <text:p/>
        </draw:line>
        <draw:line draw:style-name="gr3" draw:text-style-name="P3" draw:layer="layout" svg:x1="46cm" svg:y1="10.1cm" svg:x2="57.6cm" svg:y2="10.1cm">
          <text:p/>
        </draw:line>
        <draw:custom-shape draw:style-name="gr7" draw:text-style-name="P2" draw:layer="layout" svg:width="15.7cm" svg:height="15cm" svg:x="15.9cm" svg:y="16.4cm">
          <text:p text:style-name="P1"><text:span text:style-name="T1">Game</text:span></text:p>
          <text:p text:style-name="P1"><text:span text:style-name="T1"/></text:p>
          <text:p text:style-name="P1"><text:span text:style-name="T1">private Controller controller</text:span></text:p>
          <text:p text:style-name="P1"><text:span text:style-name="T1">private LinkedList&lt;Item&gt; itemList</text:span></text:p>
          <text:p text:style-name="P1"><text:span text:style-name="T1">private Random random</text:span></text:p>
          <text:p text:style-name="P1"><text:span text:style-name="T1">private Universe universe</text:span></text:p>
          <text:p text:style-name="P1"><text:span text:style-name="T1">private Timer timer</text:span></text:p>
          <text:p text:style-name="P1"><text:span text:style-name="T2">private int lives, score, playtime</text:span></text:p>
          <text:p text:style-name="P1"><text:span text:style-name="T2">private boolean active</text:span></text:p>
          <text:p text:style-name="P1"><text:span text:style-name="T2">private final int SPAWN_BORDER, FRAME_TIME</text:span></text:p>
          <text:p text:style-name="P1"><text:span text:style-name="T2"/></text:p>
          <text:p text:style-name="P1"><text:span text:style-name="T1">public Game(Controller controller)</text:span></text:p>
          <text:p text:style-name="P1"><text:span text:style-name="T1">public void spawnItemRandom(int itemID)</text:span></text:p>
          <text:p text:style-name="P1"><text:span text:style-name="T1">public void start()</text:span></text:p>
          <text:p text:style-name="P1"><text:span text:style-name="T1">public void stop()</text:span></text:p>
          <text:p text:style-name="P1"><text:span text:style-name="T2">public void countdown(int count)</text:span></text:p>
          <text:p text:style-name="P1"><text:span text:style-name="T2">public void randomItemTick(int time)</text:span></text:p>
          <text:p text:style-name="P1"><text:span text:style-name="T2">public void outOfScreen(Item item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9cm" svg:y1="17.7cm" svg:x2="31.6cm" svg:y2="17.7cm">
          <text:p/>
        </draw:line>
        <draw:line draw:style-name="gr3" draw:text-style-name="P3" draw:layer="layout" svg:x1="15.9cm" svg:y1="25.1cm" svg:x2="31.6cm" svg:y2="25.1cm">
          <text:p/>
        </draw:line>
        <draw:custom-shape draw:style-name="gr8" draw:text-style-name="P2" draw:layer="layout" svg:width="11.6cm" svg:height="4.3cm" svg:x="59.1cm" svg:y="8cm">
          <text:p text:style-name="P1"><text:span text:style-name="T1">Bomb extends Item</text:span></text:p>
          <text:p text:style-name="P1"><text:span text:style-name="T1"/></text:p>
          <text:p text:style-name="P1"><text:span text:style-name="T1"/></text:p>
          <text:p text:style-name="P1"><text:span text:style-name="T1">public Bomb(int x, int y, int speedX, </text:span><text:span text:style-name="T1"><text:line-break/></text:span><text:span text:style-name="T1"><text:tab/></text:span><text:span text:style-name="T1">double speedY, Universe universe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9.1cm" svg:y1="9.1cm" svg:x2="70.7cm" svg:y2="9.1cm">
          <text:p/>
        </draw:line>
        <draw:line draw:style-name="gr3" draw:text-style-name="P3" draw:layer="layout" svg:x1="59.1cm" svg:y1="10.2cm" svg:x2="70.7cm" svg:y2="10.2cm">
          <text:p/>
        </draw:line>
        <draw:custom-shape draw:style-name="gr9" draw:text-style-name="P2" draw:layer="layout" svg:width="12.1cm" svg:height="7.6cm" svg:x="34cm" svg:y="16.2cm">
          <text:p text:style-name="P1"><text:span text:style-name="T1">Highscore</text:span></text:p>
          <text:p text:style-name="P1"><text:span text:style-name="T1"/></text:p>
          <text:p text:style-name="P1"><text:span text:style-name="T1">private File highscoreFile</text:span></text:p>
          <text:p text:style-name="P1"><text:span text:style-name="T1">private LinkedList&lt;String[]&gt; highscoreList</text:span></text:p>
          <text:p text:style-name="P1"><text:span text:style-name="T2"/></text:p>
          <text:p text:style-name="P1"><text:span text:style-name="T1">public Highscore()</text:span></text:p>
          <text:p text:style-name="P1"><text:span text:style-name="T1">public void save()</text:span></text:p>
          <text:p text:style-name="P1"><text:span text:style-name="T1">public void load()</text:span></text:p>
          <text:p text:style-name="P1"><text:span text:style-name="T1">public void sort(int valueToSort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4cm" svg:y1="17.5cm" svg:x2="46cm" svg:y2="17.5cm">
          <text:p/>
        </draw:line>
        <draw:line draw:style-name="gr3" draw:text-style-name="P3" draw:layer="layout" svg:x1="34cm" svg:y1="20cm" svg:x2="46.1cm" svg:y2="20cm">
          <text:p/>
        </draw:line>
        <draw:custom-shape draw:style-name="gr10" draw:text-style-name="P2" draw:layer="layout" svg:width="12.1cm" svg:height="5.2cm" svg:x="34.3cm" svg:y="26.8cm">
          <text:p text:style-name="P1"><text:span text:style-name="T1">JpanelBG extends JPanel</text:span></text:p>
          <text:p text:style-name="P1"><text:span text:style-name="T1"/></text:p>
          <text:p text:style-name="P1"><text:span text:style-name="T1">private static final long serialVersionUID</text:span></text:p>
          <text:p text:style-name="P1"><text:span text:style-name="T1">private Image bg</text:span></text:p>
          <text:p text:style-name="P1"><text:span text:style-name="T2"/></text:p>
          <text:p text:style-name="P1"><text:span text:style-name="T1">public JpanelBG(String image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4.3cm" svg:y1="28.1cm" svg:x2="46.3cm" svg:y2="28.1cm">
          <text:p/>
        </draw:line>
        <draw:line draw:style-name="gr3" draw:text-style-name="P3" draw:layer="layout" svg:x1="34.3cm" svg:y1="30.5cm" svg:x2="46.4cm" svg:y2="30.5cm">
          <text:p/>
        </draw:line>
        <draw:custom-shape draw:style-name="gr11" draw:text-style-name="P2" draw:layer="layout" svg:width="12.1cm" svg:height="6.9cm" svg:x="1.3cm" svg:y="18.5cm">
          <text:p text:style-name="P1"><text:span text:style-name="T1">Kinec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1">public Kinect()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.3cm" svg:y1="19.8cm" svg:x2="13.3cm" svg:y2="19.8cm">
          <text:p/>
        </draw:line>
        <draw:line draw:style-name="gr3" draw:text-style-name="P3" draw:layer="layout" svg:x1="1.3cm" svg:y1="22.3cm" svg:x2="13.4cm" svg:y2="22.3cm">
          <text:p/>
        </draw:line>
        <draw:custom-shape draw:style-name="gr12" draw:text-style-name="P2" draw:layer="layout" svg:width="15.7cm" svg:height="9cm" svg:x="51.1cm" svg:y="22.4cm">
          <text:p text:style-name="P1"><text:span text:style-name="T1">Universe</text:span></text:p>
          <text:p text:style-name="P1"><text:span text:style-name="T1"/></text:p>
          <text:p text:style-name="P1"><text:span text:style-name="T1">private Controller controller</text:span></text:p>
          <text:p text:style-name="P1"><text:span text:style-name="T1">private JLabelCountdown</text:span></text:p>
          <text:p text:style-name="P1"><text:span text:style-name="T1">private final double GRAVITY</text:span></text:p>
          <text:p text:style-name="P1"><text:span text:style-name="T1">private Game game</text:span></text:p>
          <text:p text:style-name="P1"><text:span text:style-name="T2"/></text:p>
          <text:p text:style-name="P1"><text:span text:style-name="T1">public Universe(Controller g, String img)</text:span></text:p>
          <text:p text:style-name="P1"><text:span text:style-name="T1">public void setCountdown(int count)</text:span></text:p>
          <text:p text:style-name="P1"><text:span text:style-name="T1">public void paint(Graphics g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1.1cm" svg:y1="23.7cm" svg:x2="66.8cm" svg:y2="23.7cm">
          <text:p/>
        </draw:line>
        <draw:line draw:style-name="gr3" draw:text-style-name="P3" draw:layer="layout" svg:x1="51.1cm" svg:y1="28.1cm" svg:x2="66.8cm" svg:y2="28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5cm" fo:page-height="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08:33:44.466000000</meta:creation-date>
    <dc:date>2015-06-24T08:24:02.303000000</dc:date>
    <meta:editing-duration>PT33M8S</meta:editing-duration>
    <meta:editing-cycles>5</meta:editing-cycles>
    <meta:generator>LibreOffice/4.3.7.2$Windows_x86 LibreOffice_project/8a35821d8636a03b8bf4e15b48f59794652c68ba</meta:generator>
    <meta:document-statistic meta:object-count="31"/>
  </office:meta>
</office:document-meta>
</file>